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proxima-nova" svg:font-family="proxima-nov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000000" style:font-name="proxima-nova" fo:font-size="12pt" fo:letter-spacing="normal" fo:font-style="normal" fo:font-weight="normal"/>
    </style:style>
    <style:style style:name="P2" style:family="paragraph" style:parent-style-name="Standard"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proxima-nova" fo:font-size="12pt" fo:letter-spacing="normal" fo:font-style="normal" fo:font-weight="normal" officeooo:paragraph-rsid="0018e9d6"/>
    </style:style>
    <style:style style:name="P3"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proxima-nova" fo:font-size="12pt" fo:letter-spacing="normal" fo:font-style="normal" fo:font-weight="normal" officeooo:paragraph-rsid="0018e9d6"/>
    </style:style>
    <style:style style:name="P4" style:family="paragraph" style:parent-style-name="Standard"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proxima-nova" fo:font-size="12pt" fo:letter-spacing="normal" fo:font-style="normal" fo:font-weight="normal" officeooo:rsid="0018e9d6" officeooo:paragraph-rsid="0018e9d6"/>
    </style:style>
    <style:style style:name="P5"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proxima-nova" fo:font-size="12pt" fo:letter-spacing="normal" fo:font-style="normal" fo:font-weight="normal" officeooo:rsid="0018e9d6" officeooo:paragraph-rsid="0018e9d6"/>
    </style:style>
    <style:style style:name="P6" style:family="paragraph" style:parent-style-name="Standard"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proxima-nova" fo:font-size="12pt" fo:font-style="normal" fo:font-weight="normal" officeooo:paragraph-rsid="0018e9d6"/>
    </style:style>
    <style:style style:name="P7"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arial" fo:font-size="12pt" fo:letter-spacing="normal" fo:font-style="normal" fo:font-weight="normal" officeooo:rsid="0018e9d6" officeooo:paragraph-rsid="0018e9d6"/>
    </style:style>
    <style:style style:name="P8"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arial" fo:font-size="12pt" fo:letter-spacing="normal" fo:font-style="normal" fo:font-weight="normal" officeooo:rsid="001914c9" officeooo:paragraph-rsid="001914c9"/>
    </style:style>
    <style:style style:name="P9" style:family="paragraph" style:parent-style-name="Standard" style:list-style-name="L1">
      <style:paragraph-properties fo:margin-left="0cm" fo:margin-right="0cm" fo:margin-top="0cm" fo:margin-bottom="0cm" loext:contextual-spacing="false" fo:orphans="2" fo:widows="2" fo:text-indent="0cm" style:auto-text-indent="false" fo:padding="0cm" fo:border="none"/>
      <style:text-properties officeooo:paragraph-rsid="0018e9d6"/>
    </style:style>
    <style:style style:name="P10" style:family="paragraph" style:parent-style-name="Text_20_body">
      <style:text-properties fo:font-variant="normal" fo:text-transform="none" fo:color="#000000" style:font-name="proxima-nova" fo:font-size="12pt" fo:letter-spacing="normal" fo:font-style="normal" fo:font-weight="normal"/>
    </style:style>
    <style:style style:name="P11"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proxima-nova" fo:font-size="12pt" fo:letter-spacing="normal" fo:font-style="normal" fo:font-weight="normal"/>
    </style:style>
    <style:style style:name="P12"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proxima-nova" fo:font-size="12pt" fo:letter-spacing="normal" fo:font-style="normal" fo:font-weight="normal" officeooo:paragraph-rsid="0018e9d6"/>
    </style:style>
    <style:style style:name="P13"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proxima-nova" fo:font-size="12pt" fo:letter-spacing="normal" fo:font-style="normal" fo:font-weight="normal" officeooo:rsid="001864e4" officeooo:paragraph-rsid="001864e4"/>
    </style:style>
    <style:style style:name="P1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arial" fo:font-size="12pt" fo:letter-spacing="normal" fo:font-style="normal" fo:font-weight="normal" officeooo:rsid="001914c9" officeooo:paragraph-rsid="001914c9"/>
    </style:style>
    <style:style style:name="P15"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style>
    <style:style style:name="P16"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style>
    <style:style style:name="P17" style:family="paragraph" style:parent-style-name="Text_20_body">
      <style:paragraph-properties fo:margin-left="0cm" fo:margin-right="0cm" fo:orphans="2" fo:widows="2" fo:text-indent="0cm" style:auto-text-indent="false"/>
      <style:text-properties fo:font-variant="normal" fo:text-transform="none" fo:color="#000000" style:font-name="proxima-nova" fo:font-size="12pt" fo:letter-spacing="normal" fo:font-style="normal" fo:font-weight="normal"/>
    </style:style>
    <style:style style:name="P18" style:family="paragraph" style:parent-style-name="Text_20_body">
      <style:paragraph-properties fo:margin-left="0cm" fo:margin-right="0cm" fo:margin-top="0cm" fo:margin-bottom="0.582cm" loext:contextual-spacing="false" fo:orphans="2" fo:widows="2" fo:text-indent="0cm" style:auto-text-indent="false" fo:padding="0cm" fo:border="none"/>
      <style:text-properties fo:font-variant="normal" fo:text-transform="none" fo:color="#000000" style:font-name="proxima-nova" fo:font-size="12pt" fo:letter-spacing="normal" fo:font-style="normal" fo:font-weight="normal"/>
    </style:style>
    <style:style style:name="P19" style:family="paragraph" style:parent-style-name="Text_20_body">
      <style:paragraph-properties fo:margin-left="0cm" fo:margin-right="0cm" fo:margin-top="0cm" fo:margin-bottom="0.582cm" loext:contextual-spacing="false" fo:orphans="2" fo:widows="2" fo:text-indent="0cm" style:auto-text-indent="false" fo:padding="0cm" fo:border="none"/>
    </style:style>
    <style:style style:name="P20" style:family="paragraph" style:parent-style-name="Heading_20_2">
      <style:text-properties fo:font-variant="normal" fo:text-transform="none" fo:color="#3a3a3a" style:font-name="proxima-nova" fo:font-size="21pt" fo:letter-spacing="normal" fo:font-style="normal" fo:font-weight="normal"/>
    </style:style>
    <style:style style:name="P21" style:family="paragraph" style:parent-style-name="Heading_20_2">
      <style:paragraph-properties fo:margin-left="0cm" fo:margin-right="0cm" fo:orphans="2" fo:widows="2" fo:text-indent="0cm" style:auto-text-indent="false"/>
      <style:text-properties fo:font-variant="normal" fo:text-transform="none" fo:color="#3a3a3a" style:font-name="proxima-nova" fo:font-size="21pt" fo:letter-spacing="normal" fo:font-style="normal" fo:font-weight="normal"/>
    </style:style>
    <style:style style:name="P22" style:family="paragraph" style:parent-style-name="Heading_20_3">
      <style:text-properties fo:font-variant="normal" fo:text-transform="none" fo:color="#3a3a3a" style:font-name="proxima-nova" fo:font-size="16.5pt" fo:letter-spacing="normal" fo:font-style="normal" fo:font-weight="bold" style:font-weight-asian="bold" style:font-weight-complex="bold"/>
    </style:style>
    <style:style style:name="P23" style:family="paragraph" style:parent-style-name="Heading_20_3">
      <style:text-properties fo:font-variant="normal" fo:text-transform="none" fo:color="#3a3a3a" style:font-name="proxima-nova" fo:font-size="12pt" fo:letter-spacing="normal" fo:font-style="normal" fo:font-weight="bold" style:font-size-asian="12pt" style:font-weight-asian="bold" style:font-size-complex="12pt" style:font-weight-complex="bold"/>
    </style:style>
    <style:style style:name="P24" style:family="paragraph" style:parent-style-name="Heading_20_3">
      <style:paragraph-properties fo:margin-left="0cm" fo:margin-right="0cm" fo:orphans="2" fo:widows="2" fo:text-indent="0cm" style:auto-text-indent="false"/>
      <style:text-properties fo:font-variant="normal" fo:text-transform="none" fo:color="#3a3a3a" style:font-name="proxima-nova" fo:font-size="12pt" fo:letter-spacing="normal" fo:font-style="normal" fo:font-weight="bold" style:font-size-asian="12pt" style:font-size-complex="12pt"/>
    </style:style>
    <style:style style:name="P25" style:family="paragraph" style:parent-style-name="Heading_20_3">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proxima-nova" fo:font-size="12pt" fo:letter-spacing="normal" fo:font-style="normal" fo:font-weight="normal" officeooo:rsid="0018e9d6" officeooo:paragraph-rsid="0018e9d6"/>
    </style:style>
    <style:style style:name="T1" style:family="text">
      <style:text-properties officeooo:rsid="0018e9d6"/>
    </style:style>
    <style:style style:name="T2" style:family="text">
      <style:text-properties fo:color="#3a3a3a" fo:font-size="16.5pt" fo:font-weight="bold"/>
    </style:style>
    <style:style style:name="T3" style:family="text">
      <style:text-properties fo:color="#3a3a3a" fo:font-size="16.5pt" fo:letter-spacing="normal" fo:font-weight="bold" officeooo:rsid="0018e9d6"/>
    </style:style>
    <style:style style:name="T4" style:family="text">
      <style:text-properties fo:letter-spacing="normal"/>
    </style:style>
    <style:style style:name="T5" style:family="text">
      <style:text-properties fo:font-variant="normal" fo:text-transform="none" fo:color="#000000" style:font-name="proxima-nova" fo:font-size="12pt" fo:letter-spacing="normal" fo:font-style="normal"/>
    </style:style>
    <style:style style:name="T6" style:family="text">
      <style:text-properties fo:font-variant="normal" fo:text-transform="none" fo:color="#000000" style:font-name="proxima-nova" fo:font-size="12pt" fo:letter-spacing="normal" fo:font-style="normal" fo:font-weight="normal"/>
    </style:style>
    <style:style style:name="T7" style:family="text">
      <style:text-properties fo:font-variant="normal" fo:text-transform="none" fo:color="#000000" style:font-name="proxima-nova" fo:font-size="12pt" fo:letter-spacing="normal" fo:font-style="normal" fo:font-weight="normal" officeooo:rsid="0018e9d6"/>
    </style:style>
    <style:style style:name="T8" style:family="text">
      <style:text-properties fo:font-variant="normal" fo:text-transform="none" fo:color="#000000" style:font-name="proxima-nova" fo:font-size="12pt" fo:letter-spacing="normal" fo:font-style="normal" fo:font-weight="bold"/>
    </style:style>
    <style:style style:name="T9" style:family="text">
      <style:text-properties style:text-underline-style="solid" style:text-underline-width="auto" style:text-underline-color="font-color"/>
    </style:style>
    <style:style style:name="T10" style:family="text">
      <style:text-properties fo:color="#660099" style:font-name="arial" fo:font-size="13.5pt" style:text-underline-style="solid" style:text-underline-width="auto" style:text-underline-color="font-color"/>
    </style:style>
    <style:style style:name="T11" style:family="text">
      <style:text-properties style:text-underline-style="none"/>
    </style:style>
    <style:style style:name="T12" style:family="text">
      <style:text-properties fo:font-weight="bold"/>
    </style:style>
    <style:style style:name="T13" style:family="text">
      <style:text-properties fo:color="#000000" style:font-name="proxima-nova" style:text-underline-style="none"/>
    </style:style>
    <style:style style:name="T14" style:family="text">
      <style:text-properties fo:color="#000000" style:font-name="proxima-nova" style:text-underline-style="none" fo:font-weight="bold"/>
    </style:style>
    <style:style style:name="T15" style:family="text">
      <style:text-properties fo:color="#000000" fo:font-size="12pt"/>
    </style:style>
    <style:style style:name="T16" style:family="text">
      <style:text-properties fo:color="#000000" fo:font-size="12pt" fo:font-weight="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59260838459973018" text:style-name="L1">
        <text:list-header>
          <text:p text:style-name="P13">WHAT IS A BIG DATA</text:p>
          <text:p text:style-name="P11"/>
        </text:list-header>
        <text:list-item>
          <text:p text:style-name="P11">large datasets</text:p>
        </text:list-item>
        <text:list-item>
          <text:p text:style-name="P11">the category of computing strategies and technologies that are used to handle large datasets</text:p>
        </text:list-item>
        <text:list-item>
          <text:p text:style-name="P12">The basic requirements for working with big data are the same as the requirements for working with datasets of any size</text:p>
        </text:list-item>
        <text:list-item>
          <text:p text:style-name="P12">Because of the qualities of big data, individual computers are often inadequate for handling the data at most stages. To better address the high storage and computational needs of big data, computer clusters are a better fit.</text:p>
        </text:list-item>
        <text:list-item>
          <text:p text:style-name="P6"><text:span text:style-name="T4">three Vs of big data" to describe some of the characteristics that make big data different from other data processing:</text:span></text:p>
          <text:p text:style-name="P6"><text:span text:style-name="T4"/></text:p>
        </text:list-item>
        <text:list-item>
          <text:p text:style-name="P9"><text:span text:style-name="T7">VOLUME:</text:span></text:p>
          <text:p text:style-name="P2"><text:span text:style-name="T7"/></text:p>
          <text:p text:style-name="P2"><text:span text:style-name="T1">The sheer scale of the information processed helps define big data systems. These datasets can be orders of magnitude larger than traditional datasets, which demands more thought at each stage of the processing and storage life cycle.</text:span></text:p>
          <text:p text:style-name="P2"><text:span text:style-name="T7"/></text:p>
        </text:list-item>
        <text:list-item>
          <text:p text:style-name="P4">VELOCITY:</text:p>
        </text:list-item>
      </text:list>
      <text:p text:style-name="P5"/>
      <text:p text:style-name="P5">Another way in which big data differs significantly from other data systems is the speed that information moves through the system. Data is frequently flowing into the system from multiple sources and is often expected to be processed in real time to gain insights and update the current understanding of the system.</text:p>
      <text:list xml:id="list151441773815111" text:continue-numbering="true" text:style-name="L1">
        <text:list-header>
          <text:p text:style-name="P4"/>
        </text:list-header>
        <text:list-item>
          <text:p text:style-name="P4">VARIETY:</text:p>
        </text:list-item>
      </text:list>
      <text:p text:style-name="P5"/>
      <text:p text:style-name="P3"><text:span text:style-name="T1">Big data problems are often unique because of the wide range of both the sources being processed and their relative quality.</text:span>Data can be ingested from internal systems like application and server logs, from social media feeds and other external APIs, from physical device sensors, and from other providers. Big data seeks to handle potentially useful data regardless of where it's coming from by consolidating all information into a single system. The formats and types of media can vary significantly as well.</text:p>
      <text:p text:style-name="P5"/>
      <text:h text:style-name="P25" text:outline-level="3"><text:a xlink:type="simple" xlink:href="https://en.wikipedia.org/wiki/Application_programming_interface" text:style-name="Internet_20_link" text:visited-style-name="Visited_20_Internet_20_Link"><text:span text:style-name="T10">Application programming interface </text:span></text:a></text:h>
      <text:p text:style-name="P7">a set of functions and procedures that allow the creation of applications which access the features or data of an operating s<text:span text:style-name="T11">ystem, application, or other service.</text:span></text:p>
      <text:p text:style-name="P7"><text:span text:style-name="T11"/></text:p>
      <text:p text:style-name="P7"><text:span text:style-name="T11"/></text:p>
      <text:p text:style-name="P8"><text:span text:style-name="T11">DISADVANTAGES:</text:span></text:p>
      <text:p text:style-name="P14"><text:span text:style-name="Strong_20_Emphasis"><text:span text:style-name="T14">Veracity</text:span></text:span><text:span text:style-name="T13">: The variety of sources and the complexity of the processing can lead to challenges in evaluating the quality of the data (and consequently, the quality of the resulting analysis)</text:span></text:p>
      <text:list xml:id="list8781877092440890749" text:style-name="L2">
        <text:list-item>
          <text:p text:style-name="P15"><text:soft-page-break/><text:span text:style-name="Strong_20_Emphasis"><text:span text:style-name="T8">Variability</text:span></text:span><text:span text:style-name="T6">: Variation in the data leads to wide variation in quality. Additional resources may be needed to identify, process, or filter low quality data to make it more useful.</text:span></text:p>
        </text:list-item>
        <text:list-item>
          <text:p text:style-name="P15"><text:span text:style-name="Strong_20_Emphasis"><text:span text:style-name="T8">Value</text:span></text:span><text:span text:style-name="T6">: The ultimate challenge of big data is delivering value. Sometimes, the systems and processes in place are complex enough that using the data and extracting actual value can become difficult.</text:span></text:p>
        </text:list-item>
      </text:list>
      <text:p text:style-name="P8"><text:span text:style-name="T11"/></text:p>
      <text:p text:style-name="P1"/>
      <text:h text:style-name="P21" text:outline-level="2"><text:bookmark text:name="what-does-a-big-data-life-cycle-look-like"/>What Does a Big Data Life Cycle Look Like?</text:h>
      <text:p text:style-name="P17">The general categories of activities involved with big data processing are:</text:p>
      <text:list xml:id="list1567446508154015926" text:style-name="L3">
        <text:list-header>
          <text:p text:style-name="P16"/>
        </text:list-header>
      </text:list>
      <text:h text:style-name="P24" text:outline-level="3"><text:bookmark text:name="ingesting-data-into-the-system"/>Ingesting Data into the System</text:h>
      <text:p text:style-name="Text_20_body"><text:line-break/><text:span text:style-name="T6">Data ingestion is the process of taking raw data and adding it to the system. </text:span></text:p>
      <text:h text:style-name="P22" text:outline-level="3"><text:bookmark text:name="persisting-the-data-in-storage"/><text:span text:style-name="T15">Persisting the Data in Storage</text:span></text:h>
      <text:p text:style-name="P10"><text:span text:style-name="T6"/></text:p>
      <text:p text:style-name="P10">The ingestion processes typically hand the data off to the components that manage storage, so that it can be reliably persisted to disk. While this seems like it would be a simple operation, the volume of incoming data, the requirements for availability, and the distributed computing layer make more complex storage systems necessary.</text:p>
      <text:h text:style-name="P23" text:outline-level="3"><text:bookmark text:name="computing-and-analyzing-data"/>Computing and Analyzing Data</text:h>
      <text:p text:style-name="P10"/>
      <text:p text:style-name="P10">Once the data is available, the system can begin processing the data to surface actual information. The computation layer is perhaps the most diverse part of the system as the requirements and best approach can vary significantly depending on what type of insights desired. Data is often processed repeatedly, either iteratively by a single tool or by using a number of tools to surface different types of insights</text:p>
      <text:p text:style-name="P10"><text:span text:style-name="Strong_20_Emphasis"><text:span text:style-name="T12">Batch processing</text:span></text:span> is one method of computing over a large dataset. The process involves breaking work up into smaller pieces, scheduling each piece on an individual machine, reshuffling the data based on the intermediate results, and then calculating and assembling the final result. These steps are often referred to individually as splitting, mapping, shuffling, reducing, and assembling, or collectively as a distributed map reduce algorithm. This is the strategy used <text:soft-page-break/>by <text:span text:style-name="Strong_20_Emphasis"><text:span text:style-name="T12">Apache Hadoop's MapReduce</text:span></text:span>. Batch processing is most useful when dealing with very large datasets that require quite a bit of computation.</text:p>
      <text:p text:style-name="P19"><text:span text:style-name="T6">While batch processing is a good fit for certain types of data and computation, other workloads require more </text:span><text:span text:style-name="Strong_20_Emphasis"><text:span text:style-name="T8">real-time processing</text:span></text:span><text:span text:style-name="T6">. Real-time processing demands that information be processed and made ready immediately and requires the system to react as new information becomes available. One way of achieving this is </text:span><text:span text:style-name="Strong_20_Emphasis"><text:span text:style-name="T8">stream processing</text:span></text:span><text:span text:style-name="T6">, which operates on a continuous stream of data composed of individual items. Another common characteristic of real-time processors is in-memory computing, which works with representations of the data in the cluster's memory to avoid having to write back to disk.</text:span></text:p>
      <text:h text:style-name="P22" text:outline-level="3"><text:bookmark text:name="visualizing-the-results"/><text:span text:style-name="T15">Visualizing the Results</text:span></text:h>
      <text:p text:style-name="P18">Due to the type of information being processed in big data systems, recognizing trends or changes in data over time is often more important than the values themselves. Visualizing data is one of the most useful ways to spot trends and make sense of a large number of data points.</text:p>
      <text:h text:style-name="P20" text:outline-level="2"><text:bookmark text:name="conclusion"/>Conclusion</text:h>
      <text:p text:style-name="P18">Big data is a broad, rapidly evolving topic. While it is not well-suited for all types of computing, many organizations are turning to big data for certain types of work loads and using it to supplement their existing analysis and business tools. Big data systems are uniquely suited for surfacing difficult-to-detect patterns and providing insight into behaviors that are impossible to find through conventional means. By correctly implement systems that deal with big data, organizations can gain incredible value from data that is already available.</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proxima-nova" svg:font-family="proxima-nov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2T13:51:37.155112850</meta:creation-date>
    <dc:date>2018-07-12T15:14:40.607700001</dc:date>
    <meta:editing-duration>PT12M12S</meta:editing-duration>
    <meta:editing-cycles>1</meta:editing-cycles>
    <meta:document-statistic meta:table-count="0" meta:image-count="0" meta:object-count="0" meta:page-count="3" meta:paragraph-count="39" meta:word-count="901" meta:character-count="5566" meta:non-whitespace-character-count="4711"/>
    <meta:generator>LibreOffice/5.1.6.2$Linux_X86_64 LibreOffice_project/10m0$Build-2</meta:generator>
  </office:meta>
</office:document-meta>
</file>